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27afe" officeooo:paragraph-rsid="00027afe"/>
    </style:style>
    <style:style style:name="P2" style:family="paragraph" style:parent-style-name="Standard">
      <style:text-properties style:font-name="Courier New" officeooo:rsid="00027afe" officeooo:paragraph-rsid="000488dd"/>
    </style:style>
    <style:style style:name="P3" style:family="paragraph" style:parent-style-name="Standard">
      <style:text-properties style:font-name="Courier New" officeooo:rsid="00027afe" officeooo:paragraph-rsid="00084d56"/>
    </style:style>
    <style:style style:name="P4" style:family="paragraph" style:parent-style-name="Standard">
      <style:text-properties style:font-name="Courier New" officeooo:rsid="000488dd" officeooo:paragraph-rsid="000488dd"/>
    </style:style>
    <style:style style:name="P5" style:family="paragraph" style:parent-style-name="Standard">
      <style:text-properties style:font-name="Courier New" officeooo:rsid="000488dd" officeooo:paragraph-rsid="00084d56"/>
    </style:style>
    <style:style style:name="P6" style:family="paragraph" style:parent-style-name="Standard">
      <style:text-properties style:font-name="Liberation Serif" officeooo:rsid="000585f9" officeooo:paragraph-rsid="000585f9" fo:background-color="transparent"/>
    </style:style>
    <style:style style:name="P7" style:family="paragraph" style:parent-style-name="Standard">
      <style:text-properties style:font-name="Liberation Serif" officeooo:rsid="00084d56" officeooo:paragraph-rsid="00084d56" fo:background-color="transparen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251c" officeooo:paragraph-rsid="000585f9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85f9" officeooo:paragraph-rsid="000585f9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style:font-name="Liberation Serif" officeooo:rsid="00084d56" officeooo:paragraph-rsid="00084d56" fo:background-color="transparent"/>
    </style:style>
    <style:style style:name="P11" style:family="paragraph" style:parent-style-name="Header">
      <style:text-properties officeooo:paragraph-rsid="00098d6a"/>
    </style:style>
    <style:style style:name="P12" style:family="paragraph" style:parent-style-name="Table_20_Contents">
      <style:text-properties style:font-name="Liberation Serif" fo:font-weight="bold" officeooo:rsid="0048862b" officeooo:paragraph-rsid="00098d6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098d6a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98d6a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85f9" officeooo:paragraph-rsid="000585f9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098d6a" style:font-size-asian="10pt" style:font-weight-asian="normal" style:font-size-complex="10pt" style:font-weight-complex="normal"/>
    </style:style>
    <style:style style:name="P17" style:family="paragraph" style:parent-style-name="Standard">
      <style:text-properties officeooo:paragraph-rsid="00098d6a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27afe"/>
    </style:style>
    <style:style style:name="T3" style:family="text">
      <style:text-properties officeooo:rsid="000585f9"/>
    </style:style>
    <style:style style:name="T4" style:family="text">
      <style:text-properties officeooo:rsid="00065cc2"/>
    </style:style>
    <style:style style:name="T5" style:family="text">
      <style:text-properties style:font-name="Courier New"/>
    </style:style>
    <style:style style:name="T6" style:family="text">
      <style:text-properties officeooo:rsid="003a0667"/>
    </style:style>
    <style:style style:name="T7" style:family="text">
      <style:text-properties officeooo:rsid="00098d6a"/>
    </style:style>
    <style:style style:name="T8" style:family="text">
      <style:text-properties fo:font-style="normal" officeooo:rsid="0055db10" style:font-style-asian="normal" style:font-style-complex="normal"/>
    </style:style>
    <style:style style:name="T9" style:family="text">
      <style:text-properties fo:font-style="normal" officeooo:rsid="00840c47" style:font-style-asian="normal" style:font-style-complex="normal"/>
    </style:style>
    <style:style style:name="T10" style:family="text">
      <style:text-properties fo:font-style="normal" officeooo:rsid="01cdb0b8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55db10" style:font-style-asian="normal" style:font-weight-asian="bold" style:font-style-complex="normal" style:font-weight-complex="bold"/>
    </style:style>
    <style:style style:name="T13" style:family="text">
      <style:text-properties fo:font-style="normal" officeooo:rsid="0055db10" fo:background-color="transparent" loext:char-shading-value="0" style:font-style-asian="normal" style:font-style-complex="normal"/>
    </style:style>
    <style:style style:name="T14" style:family="text">
      <style:text-properties fo:font-style="normal" officeooo:rsid="00840c47" fo:background-color="transparent" loext:char-shading-value="0" style:font-style-asian="normal" style:font-style-complex="normal"/>
    </style:style>
    <style:style style:name="T15" style:family="text">
      <style:text-properties fo:font-style="normal" officeooo:rsid="01cdb0b8" fo:background-color="transparent" loext:char-shading-value="0" style:font-style-asian="normal" style:font-style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) Ableitung des ersten Java-Programms:</text:p>
      <text:p text:style-name="P6"/>
      <text:p text:style-name="P1"><text:span text:style-name="T1">&lt;Klasse&gt;</text:span> </text:p>
      <text:p text:style-name="P1">class <text:span text:style-name="T1">&lt;Bezeichner&gt;</text:span> { &lt;Variablenliste&gt; &lt;Methodenliste&gt; }</text:p>
      <text:p text:style-name="P4">class <text:span text:style-name="T1">&lt;Buchstabe&gt;</text:span> &lt;Zeichenkette&gt; { <text:span text:style-name="T2">&lt;Variablenliste&gt; &lt;Methodenliste&gt; }</text:span></text:p>
      <text:p text:style-name="P4">class M <text:span text:style-name="T1">&lt;Zeichenkette&gt;</text:span> { <text:span text:style-name="T2">&lt;Variablenliste&gt; &lt;Methodenliste&gt; }</text:span></text:p>
      <text:p text:style-name="P4">class M <text:span text:style-name="T1">&lt;Zeichen&gt;</text:span> &lt;Zeichenkette&gt; { <text:span text:style-name="T2">&lt;Variablenliste&gt; &lt;Methodenliste&gt; }</text:span></text:p>
      <text:p text:style-name="P4">class M <text:span text:style-name="T1">&lt;Buchstabe&gt;</text:span> &lt;Zeichenkette&gt; { <text:span text:style-name="T2">&lt;Variablenliste&gt; &lt;Methodenliste&gt; }</text:span></text:p>
      <text:p text:style-name="P4">class Mo &lt;Zeichenkette&gt; { <text:span text:style-name="T2">&lt;Variablenliste&gt; &lt;Methodenliste&gt; }</text:span></text:p>
      <text:p text:style-name="P4"><text:s text:c="6"/>...</text:p>
      <text:p text:style-name="P2">class Mover { <text:span text:style-name="T1">&lt;Variablenliste&gt;</text:span> &lt;Methodenliste&gt; }</text:p>
      <text:p text:style-name="P1">class Mover { &lt;Variable&gt; ; <text:span text:style-name="T1">&lt;Variablenliste&gt;</text:span> &lt;Methodenliste&gt;}</text:p>
      <text:p text:style-name="P1">class Mover { &lt;Variable&gt; ; &lt;Variable &gt; ; <text:span text:style-name="T1">&lt;Variablenliste&gt;</text:span> &lt;Methodenliste&gt;}</text:p>
      <text:p text:style-name="P1">class Mover { <text:span text:style-name="T1">&lt;Variable&gt;</text:span> ; &lt;Variable &gt; ; &lt;Methodenliste&gt;}</text:p>
      <text:p text:style-name="P1">class Mover { <text:span text:style-name="T1">&lt;Datentyp&gt;</text:span> &lt;Bezeichner&gt; ; &lt;Variable &gt; ; &lt;Methodenliste&gt;}</text:p>
      <text:p text:style-name="P1">class Mover { int <text:span text:style-name="T1">&lt;Bezeichner&gt;</text:span> ; &lt;Variable &gt; ; &lt;Methodenliste&gt;}</text:p>
      <text:p text:style-name="P1">class Mover { int x; <text:span text:style-name="T1">&lt;Variable &gt;</text:span> ; &lt;Methodenliste&gt;}</text:p>
      <text:p text:style-name="P1">class Mover { int x; int y ; <text:span text:style-name="T1">&lt;Methodenliste&gt;</text:span>}</text:p>
      <text:p text:style-name="P1">class Mover { int x; int y ; &lt;Methode&gt; <text:span text:style-name="T1">&lt;Methodenliste&gt;</text:span> }</text:p>
      <text:p text:style-name="P1">class Mover { int x; int y ; <text:span text:style-name="T1">&lt;Methode&gt;</text:span> }</text:p>
      <text:p text:style-name="P1">class Mover { int x; int y ; void <text:span text:style-name="T1">&lt;Bezeichner&gt;</text:span> () { &lt;Variablenliste&gt; &lt;Befehlsliste&gt; } <text:s/>}</text:p>
      <text:p text:style-name="P1">class Mover { int x; int y ; void move() { <text:span text:style-name="T1">&lt;Variablenliste&gt;</text:span> &lt;Befehlsliste&gt; } <text:s/>}</text:p>
      <text:p text:style-name="P1">class Mover { int x; int y ; void move() { <text:span text:style-name="T1">&lt;Befehlsliste&gt;</text:span> } <text:s/>}</text:p>
      <text:p text:style-name="P1">class Mover { int x; int y ; void move() { &lt;Befehl&gt; <text:span text:style-name="T1">&lt;Befehlsliste&gt;</text:span> } <text:s/>}</text:p>
      <text:p text:style-name="P1">class Mover { int x; int y ; void move() { &lt;Befehl&gt; &lt;Befehl&gt; <text:span text:style-name="T1">&lt;Befehlsliste&gt;</text:span> } <text:s/>}</text:p>
      <text:p text:style-name="P1">class Mover { int x; int y ; void move() { <text:span text:style-name="T1">&lt;Befehl&gt;</text:span> <text:span text:style-name="T1">&lt;Befehl&gt;</text:span> } <text:s/>}</text:p>
      <text:p text:style-name="P1">class Mover { int x; int y ; void move() { <text:span text:style-name="T1">&lt;Bezeichner&gt;</text:span> = <text:span text:style-name="T1">&lt;Wert&gt;</text:span> ; <text:span text:style-name="T1">&lt;Bezeichner&gt;</text:span> = <text:span text:style-name="T1">&lt;Wert&gt;</text:span> ; } <text:s/>}</text:p>
      <text:p text:style-name="P1">class Mover { int x; int y ; void move() { x = 10 ; y = 20 ; } <text:s/>}</text:p>
      <text:p text:style-name="P6"/>
      <text:p text:style-name="P6"/>
      <text:p text:style-name="P7"/>
      <text:p text:style-name="P10">Ableitung des zweiten Programms:</text:p>
      <text:p text:style-name="P7"/>
      <text:p text:style-name="P3"><text:span text:style-name="T1">&lt;Klasse&gt;</text:span> </text:p>
      <text:p text:style-name="P3">class <text:span text:style-name="T1">&lt;Bezeichner&gt;</text:span> { &lt;Variablenliste&gt; &lt;Methodenliste&gt; }</text:p>
      <text:p text:style-name="P5">class <text:span text:style-name="T1">&lt;Buchstabe&gt;</text:span> &lt;Zeichenkette&gt; { <text:span text:style-name="T2">&lt;Variablenliste&gt; &lt;Methodenliste&gt; }</text:span></text:p>
      <text:p text:style-name="P7"/>
      <text:p text:style-name="P7">Da &lt;Buchstabe&gt; sich nicht durch die Ziffer 1 ersetzen lässt, kann das gegebene Programm aus dieser Grammatik nicht erzeugt werden.</text:p>
      <text:p text:style-name="P7">Das entspricht tatsächlich auch den Regeln der „echten“ Programmiersprache Java: Ein Bezeichner darf nicht mit einer Ziffer beginnen.</text:p>
      <text:p text:style-name="P7">Auch für die Zeilen <text:span text:style-name="T5">int x, y;</text:span> oder <text:span text:style-name="T5">x = x + 10;</text:span> gibt es keine Regeln in der vorgegebenen Grammatik.</text:p>
      <text:p text:style-name="P6"/>
      <text:p text:style-name="P6">b) Ergänzende Regeln für Rechnungen:</text:p>
      <text:p text:style-name="P6"/>
      <text:p text:style-name="P8">&lt;Befehl&gt;<text:tab/><text:span text:style-name="T4">→ </text:span><text:tab/>&lt;Bezeichner&gt; = &lt;<text:span text:style-name="T3">Operand&gt; &lt;Operator&gt; &lt;Operand&gt; ;</text:span></text:p>
      <text:p text:style-name="P9">&lt;Operand&gt;<text:tab/><text:span text:style-name="T4">→ </text:span><text:tab/>&lt;Bezeichner&gt; | &lt;Zahl&gt;</text:p>
      <text:p text:style-name="P9">&lt;Operator&gt;<text:tab/><text:span text:style-name="T4">→ </text:span><text:tab/>+ | – | * | /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0" draw:name="Form1" draw:style-name="gr1" draw:text-style-name="P18" svg:width="1.795cm" svg:height="0.63cm" svg:x="23.892cm" svg:y="0.205cm"><draw:image xlink:href="Pictures/10000000000000580000001F196641809BB809C4.png" xlink:type="simple" xlink:show="embed" xlink:actuate="onLoad" loext:mime-type="image/png"><text:p/></draw:image></draw:frame></text:p>
      <text:p text:style-name="P16"><text:span text:style-name="T11">Autor: </text:span><text:span text:style-name="T8">Christian Pothmann, </text:span><text:a xlink:type="simple" xlink:href="https://cpothmann.de/" text:style-name="Internet_20_link" text:visited-style-name="Visited_20_Internet_20_Link"><text:span text:style-name="T13">c</text:span>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5">März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0.746cm" style:rel-column-width="27402*"/>
    </style:style>
    <style:style style:name="Tabelle1.B" style:family="table-column">
      <style:table-column-properties style:column-width="4.212cm" style:rel-column-width="10743*"/>
    </style:style>
    <style:style style:name="Tabelle1.C" style:family="table-column">
      <style:table-column-properties style:column-width="10.74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8862b" officeooo:paragraph-rsid="00098d6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098d6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98d6a"/>
    </style:style>
    <style:style style:name="MP4" style:family="paragraph" style:parent-style-name="Standard">
      <style:text-properties officeooo:paragraph-rsid="00098d6a"/>
    </style:style>
    <style:style style:name="MT1" style:family="text">
      <style:text-properties officeooo:rsid="00098d6a"/>
    </style:style>
    <style:style style:name="MT2" style:family="text">
      <style:text-properties officeooo:rsid="003a0667"/>
    </style:style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rammatik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5:14:05.179000000</meta:creation-date>
    <dc:date>2022-03-02T13:18:34.293000000</dc:date>
    <meta:editing-duration>PT18M18S</meta:editing-duration>
    <meta:editing-cycles>6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42" meta:word-count="395" meta:character-count="2430" meta:non-whitespace-character-count="2055"/>
  </office:meta>
</office:document-meta>
</file>